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201cm" fo:margin-bottom="0.201cm" loext:contextual-spacing="false" fo:text-align="justify" style:justify-single-word="false"/>
      <style:text-properties style:font-name="Liberation Serif"/>
    </style:style>
    <style:style style:name="P2" style:family="paragraph" style:parent-style-name="Standard" style:list-style-name="L1">
      <style:paragraph-properties fo:margin-top="0.201cm" fo:margin-bottom="0.201cm" loext:contextual-spacing="false" fo:text-align="justify" style:justify-single-word="false"/>
      <style:text-properties style:font-name="Liberation Serif"/>
    </style:style>
    <style:style style:name="P3" style:family="paragraph" style:parent-style-name="Standard" style:list-style-name="L4">
      <style:paragraph-properties fo:margin-top="0.201cm" fo:margin-bottom="0.201cm" loext:contextual-spacing="false" fo:text-align="justify" style:justify-single-word="false"/>
      <style:text-properties style:font-name="Liberation Serif"/>
    </style:style>
    <style:style style:name="P4" style:family="paragraph" style:parent-style-name="Standard">
      <style:paragraph-properties fo:margin-top="0.201cm" fo:margin-bottom="0.201cm" loext:contextual-spacing="false" fo:text-align="justify" style:justify-single-word="false"/>
      <style:text-properties style:font-name="Liberation Serif" fo:font-weight="bold" style:font-weight-asian="bold" style:font-weight-complex="bold"/>
    </style:style>
    <style:style style:name="P5" style:family="paragraph" style:parent-style-name="Standard">
      <style:paragraph-properties fo:margin-top="0.201cm" fo:margin-bottom="0.201cm" loext:contextual-spacing="false" fo:text-align="justify" style:justify-single-word="false"/>
      <style:text-properties style:font-name="Liberation Serif" fo:font-size="16pt" fo:font-weight="bold" style:font-size-asian="16pt" style:font-weight-asian="bold" style:font-size-complex="16pt" style:font-weight-complex="bold"/>
    </style:style>
    <style:style style:name="P6" style:family="paragraph" style:parent-style-name="Standard">
      <style:paragraph-properties fo:margin-top="0.201cm" fo:margin-bottom="0.201cm" loext:contextual-spacing="false" fo:text-align="justify" style:justify-single-word="false"/>
    </style:style>
    <style:style style:name="P7" style:family="paragraph" style:parent-style-name="Standard" style:list-style-name="L1">
      <style:paragraph-properties fo:margin-top="0.201cm" fo:margin-bottom="0.201cm" loext:contextual-spacing="false" fo:text-align="justify" style:justify-single-word="false"/>
    </style:style>
    <style:style style:name="P8" style:family="paragraph" style:parent-style-name="Standard" style:list-style-name="L2">
      <style:paragraph-properties fo:margin-top="0.201cm" fo:margin-bottom="0.201cm" loext:contextual-spacing="false" fo:text-align="justify" style:justify-single-word="false"/>
    </style:style>
    <style:style style:name="P9" style:family="paragraph" style:parent-style-name="Standard" style:list-style-name="L3">
      <style:paragraph-properties fo:margin-top="0.201cm" fo:margin-bottom="0.201cm" loext:contextual-spacing="false" fo:text-align="justify" style:justify-single-word="false"/>
    </style:style>
    <style:style style:name="T1" style:family="text">
      <style:text-properties loext:padding="0.049cm" loext:border="0.06pt solid #e3e3e3"/>
    </style:style>
    <style:style style:name="T2" style:family="text">
      <style:text-properties style:font-name="Liberation Serif"/>
    </style:style>
    <style:style style:name="T3" style:family="text">
      <style:text-properties style:font-name="Liberation Serif" officeooo:rsid="00173d62"/>
    </style:style>
    <style:style style:name="T4" style:family="text">
      <style:text-properties style:font-name="Liberation Serif" fo:font-weight="bold" style:font-weight-asian="bold" style:font-weight-complex="bold"/>
    </style:style>
    <style:style style:name="T5" style:family="text">
      <style:text-properties style:font-name="Liberation Serif" fo:font-weight="bold" officeooo:rsid="00173d62"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irflow on Kubernetes</text:p>
      <text:p text:style-name="P4">Overview</text:p>
      <text:p text:style-name="P1">This repository contains configurations and instructions for deploying Apache Airflow on Kubernetes. Apache Airflow is an open-source workflow automation and scheduling platform. By deploying Airflow on Kubernetes, you can leverage Kubernetes' scalability, reliability, and ease of management to run your workflows.</text:p>
      <text:p text:style-name="P4">Pre requisites</text:p>
      <text:p text:style-name="P1">Before you begin, ensure you have the following installed:</text:p>
      <text:list xml:id="list4221241501" text:style-name="L1">
        <text:list-item>
          <text:p text:style-name="P2">Kubernetes cluster: You need a Kubernetes cluster to deploy Airflow. You can use a local cluster (e.g., Minikube or Kind) for testing or a production-grade cluster like GKE, EKS, or AKS.</text:p>
        </text:list-item>
        <text:list-item>
          <text:p text:style-name="P7"><text:span text:style-name="T2">kubectl: The Kubernetes command-line tool (</text:span><text:span text:style-name="Source_20_Text"><text:span text:style-name="T2">kubectl</text:span></text:span><text:span text:style-name="T2">) should be installed and configured to connect to your Kubernetes cluster.</text:span></text:p>
        </text:list-item>
        <text:list-item>
          <text:p text:style-name="P2">Helm: Helm is a package manager for Kubernetes. We'll use Helm to install Airflow and manage its configurations.</text:p>
        </text:list-item>
      </text:list>
      <text:p text:style-name="P4">Deployment Steps</text:p>
      <text:p text:style-name="P1">Step 1: Configure Airflow</text:p>
      <text:p text:style-name="P1">Before deploying Airflow, you need to configure its settings. You can customize configurations such as executor type, database backend, and worker resources. Refer to the Airflow documentation for detailed configuration options.</text:p>
      <text:p text:style-name="P1">Step 2: Deploy Airflow using Helm</text:p>
      <text:p text:style-name="P1">Once you've configured Airflow, deploy it using Helm. Helm simplifies the deployment process by managing charts (packages of pre-configured Kubernetes resources).</text:p>
      <text:p text:style-name="P6"><text:span text:style-name="Source_20_Text"><text:span text:style-name="T4">helm repo add apache-airflow https://airflow.apache.org</text:span></text:span></text:p>
      <text:p text:style-name="P6"><text:span text:style-name="Source_20_Text"><text:span text:style-name="T4">helm repo update</text:span></text:span></text:p>
      <text:p text:style-name="P6"><text:span text:style-name="Source_20_Text"><text:span text:style-name="T4">helm install airflow apache-airflow/airflow</text:span></text:span></text:p>
      <text:p text:style-name="P1">This command installs Airflow using the default configuration provided by the Helm chart. You can customize the deployment by specifying your configuration values.</text:p>
      <text:p text:style-name="P1">Step 3: Access Airflow UI</text:p>
      <text:p text:style-name="P1">After the deployment is successful, you can access the Airflow web UI using the following command:</text:p>
      <text:p text:style-name="P6"><text:span text:style-name="Source_20_Text"><text:span text:style-name="T4">kubectl port-forward </text:span></text:span><text:span text:style-name="Source_20_Text"><text:span text:style-name="T5">namespace/</text:span></text:span><text:span text:style-name="Source_20_Text"><text:span text:style-name="T4">airflow-webserver 8080:8080</text:span></text:span></text:p>
      <text:p text:style-name="P6"><text:span text:style-name="T2">Open a web browser and go to </text:span><text:span text:style-name="Source_20_Text"><text:span text:style-name="T2">http://localhost:8080</text:span></text:span><text:span text:style-name="T2"> to access the Airflow UI. Log in using the credentials specified during deployment.</text:span></text:p>
      <text:p text:style-name="P1"><text:soft-page-break/>Step 4: Manage DAGs</text:p>
      <text:p text:style-name="P1">You can manage your workflows (DAGs) using the Airflow UI. Upload your DAG files to the DAGs folder specified in the Airflow configuration. Airflow will automatically detect and schedule your workflows based on the defined schedule intervals.</text:p>
      <text:p text:style-name="P4">Customization</text:p>
      <text:list xml:id="list1229859600" text:style-name="L2">
        <text:list-item>
          <text:p text:style-name="P8"><text:span text:style-name="Strong_20_Emphasis"><text:span text:style-name="T2">Configuration</text:span></text:span><text:span text:style-name="T2">: Modify the Airflow Helm chart values (</text:span><text:span text:style-name="Source_20_Text"><text:span text:style-name="T2">values.yaml</text:span></text:span><text:span text:style-name="T2">) to customize Airflow's configuration.</text:span></text:p>
        </text:list-item>
        <text:list-item>
          <text:p text:style-name="P8"><text:span text:style-name="Strong_20_Emphasis"><text:span text:style-name="T2">Scaling</text:span></text:span><text:span text:style-name="T2">: Adjust the number of Airflow workers based on your workload and resource requirements.</text:span></text:p>
        </text:list-item>
        <text:list-item>
          <text:p text:style-name="P8"><text:span text:style-name="Strong_20_Emphasis"><text:span text:style-name="T2">Security</text:span></text:span><text:span text:style-name="T2">: Secure Airflow by enabling authentication, configuring RBAC, and using TLS for communication.</text:span></text:p>
        </text:list-item>
      </text:list>
      <text:p text:style-name="P4">Monitoring and Logging</text:p>
      <text:p text:style-name="P1">Monitor the health and performance of your Airflow deployment using Kubernetes monitoring tools .Collect and analyze Airflow logs using centralized logging solutions.</text:p>
      <text:p text:style-name="P4">Maintenance</text:p>
      <text:list xml:id="list1801669728" text:style-name="L3">
        <text:list-item>
          <text:p text:style-name="P9"><text:span text:style-name="Strong_20_Emphasis"><text:span text:style-name="T2">Upgrades</text:span></text:span><text:span text:style-name="T2">: Upgrade Airflow to newer versions using Helm.</text:span></text:p>
        </text:list-item>
        <text:list-item>
          <text:p text:style-name="P9"><text:span text:style-name="Strong_20_Emphasis"><text:span text:style-name="T2">Backup and Restore</text:span></text:span><text:span text:style-name="T2">: Regularly back up Airflow metadata database and DAG files to prevent data loss.</text:span></text:p>
        </text:list-item>
        <text:list-item>
          <text:p text:style-name="P9"><text:span text:style-name="Strong_20_Emphasis"><text:span text:style-name="T2">Troubleshooting</text:span></text:span><text:span text:style-name="T2">: Debug issues by checking Airflow logs, Kubernetes events, and resource utilization.</text:span></text:p>
        </text:list-item>
      </text:list>
      <text:p text:style-name="P4">Resources</text:p>
      <text:list xml:id="list1451363756" text:style-name="L4">
        <text:list-item>
          <text:p text:style-name="P3">Apache Airflow Documentation</text:p>
        </text:list-item>
        <text:list-item>
          <text:p text:style-name="P3">Helm Charts Repository</text:p>
        </text:list-item>
      </text:list>
      <text:p text:style-name="P1"><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07T12:14:22.604515820</meta:creation-date>
    <dc:date>2024-03-07T12:17:54.257427656</dc:date>
    <meta:editing-duration>PT3M32S</meta:editing-duration>
    <meta:editing-cycles>1</meta:editing-cycles>
    <meta:document-statistic meta:table-count="0" meta:image-count="0" meta:object-count="0" meta:page-count="2" meta:paragraph-count="37" meta:word-count="428" meta:character-count="2994" meta:non-whitespace-character-count="2612"/>
    <meta:generator>LibreOffice/6.4.7.2$Linux_X86_64 LibreOffice_project/40$Build-2</meta:generator>
  </office:meta>
</office:document-meta>
</file>